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49fc303"/>
    </style:style>
    <style:style style:name="P2" style:family="paragraph" style:parent-style-name="Standard">
      <style:text-properties fo:language="en" fo:country="US" fo:font-weight="normal" officeooo:rsid="05b3289d" officeooo:paragraph-rsid="06006408" fo:background-color="transparent" style:font-weight-asian="normal" style:font-weight-complex="normal"/>
    </style:style>
    <style:style style:name="P3" style:family="paragraph" style:parent-style-name="Standard">
      <style:text-properties fo:language="en" fo:country="US" fo:font-weight="normal" officeooo:rsid="06751036" officeooo:paragraph-rsid="06bdf5af" fo:background-color="transparent" style:font-weight-asian="normal" style:font-weight-complex="normal"/>
    </style:style>
    <style:style style:name="P4" style:family="paragraph" style:parent-style-name="Standard">
      <style:text-properties fo:language="en" fo:country="US" fo:font-weight="normal" officeooo:rsid="067538c9" officeooo:paragraph-rsid="06bdf5af" fo:background-color="transparent" style:font-weight-asian="normal" style:font-weight-complex="normal"/>
    </style:style>
    <style:style style:name="P5" style:family="paragraph" style:parent-style-name="Standard">
      <style:text-properties fo:language="en" fo:country="US" fo:font-weight="normal" officeooo:rsid="00d88c8c" officeooo:paragraph-rsid="06bfc140" fo:background-color="transparent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6c094f3" officeooo:paragraph-rsid="06c094f3" fo:background-color="transparent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6c70199" officeooo:paragraph-rsid="06c854a6" fo:background-color="transparent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100f487" officeooo:paragraph-rsid="06b3e0c1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6bfc140" officeooo:paragraph-rsid="06bfc140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6bfc140" officeooo:paragraph-rsid="06c854a6" fo:background-color="#dddddd" style:font-weight-asian="normal" style:font-weight-complex="normal"/>
    </style:style>
    <style:style style:name="P11" style:family="paragraph" style:parent-style-name="Standard">
      <style:text-properties fo:language="en" fo:country="US" fo:font-weight="bold" officeooo:rsid="0032f19b" officeooo:paragraph-rsid="05ff6939" fo:background-color="transparent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1e4eb8" officeooo:paragraph-rsid="05ff6939" style:font-weight-asian="bold" style:font-weight-complex="bold"/>
    </style:style>
    <style:style style:name="P13" style:family="paragraph" style:parent-style-name="Standard">
      <style:text-properties fo:language="en" fo:country="US" fo:font-weight="bold" officeooo:paragraph-rsid="05ff6939" style:font-weight-asian="bold" style:font-weight-complex="bold"/>
    </style:style>
    <style:style style:name="P14" style:family="paragraph" style:parent-style-name="Standard">
      <style:text-properties fo:language="en" fo:country="US" officeooo:paragraph-rsid="06bdf5af"/>
    </style:style>
    <style:style style:name="P15" style:family="paragraph" style:parent-style-name="Standard">
      <style:text-properties fo:language="en" fo:country="US" fo:font-style="normal" fo:font-weight="normal" officeooo:rsid="05c8d64c" officeooo:paragraph-rsid="06c234f3" fo:background-color="#ddddd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en" fo:country="US" fo:font-style="normal" fo:font-weight="normal" officeooo:rsid="0688947a" officeooo:paragraph-rsid="06c234f3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en" fo:country="US" officeooo:paragraph-rsid="06c9c354"/>
    </style:style>
    <style:style style:name="P18" style:family="paragraph" style:parent-style-name="Standard">
      <style:text-properties fo:font-size="6pt" fo:language="en" fo:country="US" fo:font-weight="bold" officeooo:rsid="001e4eb8" officeooo:paragraph-rsid="05ff8ec4" style:font-size-asian="6pt" style:font-weight-asian="bold" style:font-size-complex="6pt" style:font-weight-complex="bold"/>
    </style:style>
    <style:style style:name="P19" style:family="paragraph" style:parent-style-name="Standard">
      <style:text-properties fo:font-size="6pt" fo:language="en" fo:country="US" fo:font-weight="bold" officeooo:rsid="001e4eb8" officeooo:paragraph-rsid="06b597ba" style:font-size-asian="6pt" style:font-weight-asian="bold" style:font-size-complex="6pt" style:font-weight-complex="bold"/>
    </style:style>
    <style:style style:name="P20" style:family="paragraph" style:parent-style-name="Standard">
      <style:text-properties fo:font-size="6pt" fo:language="en" fo:country="US" fo:font-weight="bold" officeooo:rsid="001e4eb8" officeooo:paragraph-rsid="06bdf5af" style:font-size-asian="6pt" style:font-weight-asian="bold" style:font-size-complex="6pt" style:font-weight-complex="bold"/>
    </style:style>
    <style:style style:name="P21" style:family="paragraph" style:parent-style-name="Standard">
      <style:text-properties fo:font-size="6pt" fo:language="en" fo:country="US" fo:font-weight="bold" officeooo:rsid="001e4eb8" officeooo:paragraph-rsid="06751036" style:font-size-asian="6pt" style:font-weight-asian="bold" style:font-size-complex="6pt" style:font-weight-complex="bold"/>
    </style:style>
    <style:style style:name="P22" style:family="paragraph" style:parent-style-name="Standard">
      <style:text-properties fo:font-size="6pt" fo:language="en" fo:country="US" fo:font-weight="bold" officeooo:rsid="001e4eb8" officeooo:paragraph-rsid="06c854a6" style:font-size-asian="6pt" style:font-weight-asian="bold" style:font-size-complex="6pt" style:font-weight-complex="bold"/>
    </style:style>
    <style:style style:name="P23" style:family="paragraph" style:parent-style-name="Standard">
      <style:text-properties fo:font-size="6pt" fo:language="en" fo:country="US" fo:font-weight="bold" officeooo:rsid="00119e79" officeooo:paragraph-rsid="05ff6939" fo:background-color="#ffff00" style:font-size-asian="5.25pt" style:font-weight-asian="bold" style:font-size-complex="6pt" style:font-weight-complex="bold"/>
    </style:style>
    <style:style style:name="P24" style:family="paragraph" style:parent-style-name="Standard">
      <style:text-properties fo:font-size="6pt" fo:language="en" fo:country="US" fo:font-weight="normal" officeooo:rsid="003b1ec5" officeooo:paragraph-rsid="049fc303" style:font-size-asian="6pt" style:font-weight-asian="normal" style:font-size-complex="6pt" style:font-weight-complex="normal"/>
    </style:style>
    <style:style style:name="P25" style:family="paragraph" style:parent-style-name="Standard">
      <style:text-properties fo:color="#999999" loext:opacity="100%" fo:language="en" fo:country="US" fo:font-weight="bold" officeooo:rsid="003b1ec5" officeooo:paragraph-rsid="05c96408" style:font-weight-asian="bold" style:font-weight-complex="bold"/>
    </style:style>
    <style:style style:name="P26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5ff6939" fo:background-color="transparent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5ff6939" officeooo:paragraph-rsid="05ff6939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text-properties officeooo:paragraph-rsid="049fc303"/>
    </style:style>
    <style:style style:name="P30" style:family="paragraph" style:parent-style-name="Standard">
      <style:text-properties officeooo:paragraph-rsid="06ae2a8d"/>
    </style:style>
    <style:style style:name="P31" style:family="paragraph" style:parent-style-name="Standard">
      <style:text-properties officeooo:paragraph-rsid="06b0238c"/>
    </style:style>
    <style:style style:name="P32" style:family="paragraph" style:parent-style-name="Standard">
      <style:text-properties officeooo:paragraph-rsid="069368ec"/>
    </style:style>
    <style:style style:name="P33" style:family="paragraph" style:parent-style-name="Standard">
      <style:text-properties officeooo:paragraph-rsid="06b597ba"/>
    </style:style>
    <style:style style:name="P34" style:family="paragraph" style:parent-style-name="Standard">
      <style:text-properties officeooo:rsid="06b597ba" officeooo:paragraph-rsid="06b597ba"/>
    </style:style>
    <style:style style:name="P35" style:family="paragraph" style:parent-style-name="Standard">
      <style:text-properties officeooo:paragraph-rsid="06b7680a"/>
    </style:style>
    <style:style style:name="P36" style:family="paragraph" style:parent-style-name="Standard">
      <style:text-properties officeooo:rsid="06baa89e" officeooo:paragraph-rsid="06bd95ab"/>
    </style:style>
    <style:style style:name="P37" style:family="paragraph" style:parent-style-name="Standard">
      <style:text-properties officeooo:paragraph-rsid="06bdf5af"/>
    </style:style>
    <style:style style:name="P38" style:family="paragraph" style:parent-style-name="Standard">
      <style:text-properties officeooo:paragraph-rsid="06751036"/>
    </style:style>
    <style:style style:name="P39" style:family="paragraph" style:parent-style-name="Standard">
      <style:text-properties officeooo:paragraph-rsid="06c094f3"/>
    </style:style>
    <style:style style:name="P40" style:family="paragraph" style:parent-style-name="Standard">
      <style:text-properties officeooo:paragraph-rsid="06bfc140"/>
    </style:style>
    <style:style style:name="P41" style:family="paragraph" style:parent-style-name="Standard">
      <style:text-properties officeooo:paragraph-rsid="06c075c5"/>
    </style:style>
    <style:style style:name="P42" style:family="paragraph" style:parent-style-name="Standard">
      <style:text-properties officeooo:paragraph-rsid="06c234f3"/>
    </style:style>
    <style:style style:name="P43" style:family="paragraph" style:parent-style-name="Standard">
      <style:text-properties officeooo:rsid="06855ed6" officeooo:paragraph-rsid="06c2f0a6"/>
    </style:style>
    <style:style style:name="P44" style:family="paragraph" style:parent-style-name="Standard">
      <style:text-properties officeooo:paragraph-rsid="06c5e9f9"/>
    </style:style>
    <style:style style:name="P45" style:family="paragraph" style:parent-style-name="Standard">
      <style:text-properties officeooo:paragraph-rsid="06c854a6"/>
    </style:style>
    <style:style style:name="P46" style:family="paragraph" style:parent-style-name="Standard">
      <style:text-properties officeooo:paragraph-rsid="06c862be"/>
    </style:style>
    <style:style style:name="P47" style:family="paragraph" style:parent-style-name="Standard">
      <style:text-properties officeooo:paragraph-rsid="06ddc2fd"/>
    </style:style>
    <style:style style:name="P48" style:family="paragraph" style:parent-style-name="Standard">
      <style:text-properties officeooo:paragraph-rsid="06dc7cc6"/>
    </style:style>
    <style:style style:name="P49" style:family="paragraph" style:parent-style-name="Standard">
      <style:text-properties officeooo:paragraph-rsid="06e415d8"/>
    </style:style>
    <style:style style:name="P50" style:family="paragraph" style:parent-style-name="Standard">
      <style:text-properties officeooo:paragraph-rsid="06c9c354"/>
    </style:style>
    <style:style style:name="P51" style:family="paragraph" style:parent-style-name="Standard" style:list-style-name="L1">
      <style:text-properties officeooo:paragraph-rsid="06ddc2fd"/>
    </style:style>
    <style:style style:name="P52" style:family="paragraph" style:parent-style-name="Standard" style:list-style-name="L1">
      <style:text-properties officeooo:paragraph-rsid="069368ec"/>
    </style:style>
    <style:style style:name="P53" style:family="paragraph" style:parent-style-name="Standard" style:list-style-name="L1">
      <style:text-properties officeooo:paragraph-rsid="06b8cc97"/>
    </style:style>
    <style:style style:name="P54" style:family="paragraph" style:parent-style-name="Standard" style:list-style-name="L1">
      <style:text-properties officeooo:paragraph-rsid="06d7370b"/>
    </style:style>
    <style:style style:name="P55" style:family="paragraph" style:parent-style-name="Standard" style:list-style-name="L2">
      <style:text-properties officeooo:paragraph-rsid="06cee48d"/>
    </style:style>
    <style:style style:name="P56" style:family="paragraph" style:parent-style-name="Standard" style:list-style-name="L2">
      <style:text-properties officeooo:paragraph-rsid="06dee148"/>
    </style:style>
    <style:style style:name="P57" style:family="paragraph" style:parent-style-name="Standard" style:list-style-name="L3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43d0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5de2795" style:font-weight-asian="bold" style:font-weight-complex="bold"/>
    </style:style>
    <style:style style:name="T4" style:family="text">
      <style:text-properties fo:font-weight="bold" officeooo:rsid="06b3e0c1" fo:background-color="transparent" loext:char-shading-value="0" style:font-weight-asian="bold" style:font-weight-complex="bold"/>
    </style:style>
    <style:style style:name="T5" style:family="text">
      <style:text-properties fo:font-weight="bold" officeooo:rsid="007d3450" fo:background-color="#fff200" loext:char-shading-value="0" style:font-weight-asian="bold" style:font-weight-complex="bold"/>
    </style:style>
    <style:style style:name="T6" style:family="text">
      <style:text-properties fo:font-weight="bold" officeooo:rsid="06c234f3" fo:background-color="#fff200" loext:char-shading-value="0" style:font-weight-asian="bold" style:font-weight-complex="bold"/>
    </style:style>
    <style:style style:name="T7" style:family="text">
      <style:text-properties officeooo:rsid="00fb0d24" fo:background-color="#fff200" loext:char-shading-value="0"/>
    </style:style>
    <style:style style:name="T8" style:family="text">
      <style:text-properties officeooo:rsid="007f05cd" fo:background-color="#fff200" loext:char-shading-value="0"/>
    </style:style>
    <style:style style:name="T9" style:family="text">
      <style:text-properties officeooo:rsid="007d3450" fo:background-color="#fff200" loext:char-shading-value="0"/>
    </style:style>
    <style:style style:name="T10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1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12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13" style:family="text">
      <style:text-properties fo:language="en" fo:country="US" fo:font-weight="normal" officeooo:rsid="04758f42" fo:background-color="transparent" loext:char-shading-value="0" style:font-weight-asian="normal" style:font-weight-complex="normal"/>
    </style:style>
    <style:style style:name="T14" style:family="text">
      <style:text-properties fo:language="en" fo:country="US" fo:font-weight="normal" officeooo:rsid="066b120b" fo:background-color="transparent" loext:char-shading-value="0" style:font-weight-asian="normal" style:font-weight-complex="normal"/>
    </style:style>
    <style:style style:name="T15" style:family="text">
      <style:text-properties fo:language="en" fo:country="US" fo:font-weight="normal" officeooo:rsid="06b7680a" fo:background-color="transparent" loext:char-shading-value="0" style:font-weight-asian="normal" style:font-weight-complex="normal"/>
    </style:style>
    <style:style style:name="T16" style:family="text">
      <style:text-properties fo:language="en" fo:country="US" fo:font-weight="normal" officeooo:rsid="06b8cc97" fo:background-color="transparent" loext:char-shading-value="0" style:font-weight-asian="normal" style:font-weight-complex="normal"/>
    </style:style>
    <style:style style:name="T17" style:family="text">
      <style:text-properties fo:language="en" fo:country="US" fo:font-weight="normal" officeooo:rsid="06baa89e" fo:background-color="transparent" loext:char-shading-value="0" style:font-weight-asian="normal" style:font-weight-complex="normal"/>
    </style:style>
    <style:style style:name="T18" style:family="text">
      <style:text-properties fo:language="en" fo:country="US" fo:font-weight="normal" officeooo:rsid="06bd95ab" fo:background-color="transparent" loext:char-shading-value="0" style:font-weight-asian="normal" style:font-weight-complex="normal"/>
    </style:style>
    <style:style style:name="T19" style:family="text">
      <style:text-properties fo:language="en" fo:country="US" fo:font-weight="normal" officeooo:rsid="00d88c8c" fo:background-color="transparent" loext:char-shading-value="0" style:font-weight-asian="normal" style:font-weight-complex="normal"/>
    </style:style>
    <style:style style:name="T20" style:family="text">
      <style:text-properties fo:language="en" fo:country="US" fo:font-weight="normal" officeooo:rsid="06bfc140" fo:background-color="transparent" loext:char-shading-value="0" style:font-weight-asian="normal" style:font-weight-complex="normal"/>
    </style:style>
    <style:style style:name="T21" style:family="text">
      <style:text-properties fo:language="en" fo:country="US" fo:font-weight="normal" officeooo:rsid="06c075c5" fo:background-color="transparent" loext:char-shading-value="0" style:font-weight-asian="normal" style:font-weight-complex="normal"/>
    </style:style>
    <style:style style:name="T22" style:family="text">
      <style:text-properties fo:language="en" fo:country="US" fo:font-weight="normal" officeooo:rsid="06c1c26e" fo:background-color="transparent" loext:char-shading-value="0" style:font-weight-asian="normal" style:font-weight-complex="normal"/>
    </style:style>
    <style:style style:name="T23" style:family="text">
      <style:text-properties fo:language="en" fo:country="US" fo:font-weight="normal" officeooo:rsid="06c094f3" fo:background-color="transparent" loext:char-shading-value="0" style:font-weight-asian="normal" style:font-weight-complex="normal"/>
    </style:style>
    <style:style style:name="T24" style:family="text">
      <style:text-properties fo:language="en" fo:country="US" fo:font-weight="normal" officeooo:rsid="06c5e9f9" fo:background-color="transparent" loext:char-shading-value="0" style:font-weight-asian="normal" style:font-weight-complex="normal"/>
    </style:style>
    <style:style style:name="T25" style:family="text">
      <style:text-properties fo:language="en" fo:country="US" fo:font-weight="normal" officeooo:rsid="06c70199" fo:background-color="transparent" loext:char-shading-value="0" style:font-weight-asian="normal" style:font-weight-complex="normal"/>
    </style:style>
    <style:style style:name="T26" style:family="text">
      <style:text-properties fo:language="en" fo:country="US" fo:font-weight="normal" officeooo:rsid="06c862be" fo:background-color="transparent" loext:char-shading-value="0" style:font-weight-asian="normal" style:font-weight-complex="normal"/>
    </style:style>
    <style:style style:name="T27" style:family="text">
      <style:text-properties fo:language="en" fo:country="US" fo:font-weight="normal" officeooo:rsid="06c9c354" fo:background-color="transparent" loext:char-shading-value="0" style:font-weight-asian="normal" style:font-weight-complex="normal"/>
    </style:style>
    <style:style style:name="T28" style:family="text">
      <style:text-properties fo:language="en" fo:country="US" fo:font-weight="normal" officeooo:rsid="06d0c743" fo:background-color="transparent" loext:char-shading-value="0" style:font-weight-asian="normal" style:font-weight-complex="normal"/>
    </style:style>
    <style:style style:name="T29" style:family="text">
      <style:text-properties fo:language="en" fo:country="US" fo:font-weight="normal" officeooo:rsid="06dee148" fo:background-color="transparent" loext:char-shading-value="0" style:font-weight-asian="normal" style:font-weight-complex="normal"/>
    </style:style>
    <style:style style:name="T30" style:family="text">
      <style:text-properties fo:language="en" fo:country="US" fo:font-weight="normal" officeooo:rsid="06e415d8" fo:background-color="transparent" loext:char-shading-value="0" style:font-weight-asian="normal" style:font-weight-complex="normal"/>
    </style:style>
    <style:style style:name="T31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32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33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34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35" style:family="text">
      <style:text-properties fo:language="en" fo:country="US" fo:font-weight="normal" officeooo:rsid="00d88c8c" fo:background-color="#dddddd" loext:char-shading-value="0" style:font-weight-asian="normal" style:font-weight-complex="normal"/>
    </style:style>
    <style:style style:name="T36" style:family="text">
      <style:text-properties fo:language="en" fo:country="US" fo:font-weight="normal" officeooo:rsid="05015612" fo:background-color="#dddddd" loext:char-shading-value="0" style:font-weight-asian="normal" style:font-weight-complex="normal"/>
    </style:style>
    <style:style style:name="T37" style:family="text">
      <style:text-properties fo:language="en" fo:country="US" fo:font-weight="normal" officeooo:rsid="06bfc140" fo:background-color="#dddddd" loext:char-shading-value="0" style:font-weight-asian="normal" style:font-weight-complex="normal"/>
    </style:style>
    <style:style style:name="T38" style:family="text">
      <style:text-properties fo:language="en" fo:country="US" fo:font-weight="normal" officeooo:rsid="06d0c743" fo:background-color="#dddddd" loext:char-shading-value="0" style:font-weight-asian="normal" style:font-weight-complex="normal"/>
    </style:style>
    <style:style style:name="T39" style:family="text">
      <style:text-properties fo:language="en" fo:country="US" fo:font-weight="normal" officeooo:rsid="06d17740" fo:background-color="#dddddd" loext:char-shading-value="0" style:font-weight-asian="normal" style:font-weight-complex="normal"/>
    </style:style>
    <style:style style:name="T40" style:family="text">
      <style:text-properties fo:language="en" fo:country="US" fo:font-weight="normal" officeooo:rsid="06ddc2fd" fo:background-color="#dddddd" loext:char-shading-value="0" style:font-weight-asian="normal" style:font-weight-complex="normal"/>
    </style:style>
    <style:style style:name="T41" style:family="text">
      <style:text-properties fo:language="en" fo:country="US" fo:font-weight="normal" officeooo:rsid="06e415d8" fo:background-color="#dddddd" loext:char-shading-value="0" style:font-weight-asian="normal" style:font-weight-complex="normal"/>
    </style:style>
    <style:style style:name="T42" style:family="text">
      <style:text-properties fo:language="en" fo:country="US" fo:font-weight="normal" officeooo:rsid="0032ee51" style:font-weight-asian="normal" style:font-weight-complex="normal"/>
    </style:style>
    <style:style style:name="T43" style:family="text">
      <style:text-properties fo:language="en" fo:country="US" fo:font-weight="normal" officeooo:rsid="00d88c8c" style:font-weight-asian="normal" style:font-weight-complex="normal"/>
    </style:style>
    <style:style style:name="T44" style:family="text">
      <style:text-properties fo:language="en" fo:country="US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45" style:family="text">
      <style:text-properties fo:language="en" fo:country="US" fo:font-style="italic" fo:font-weight="bold" officeooo:rsid="00d88c8c" fo:background-color="transparent" loext:char-shading-value="0" style:font-style-asian="italic" style:font-weight-asian="bold" style:font-style-complex="italic" style:font-weight-complex="bold"/>
    </style:style>
    <style:style style:name="T46" style:family="text">
      <style:text-properties fo:language="en" fo:country="US" fo:font-style="italic" fo:font-weight="bold" officeooo:rsid="06bfc140" fo:background-color="transparent" loext:char-shading-value="0" style:font-style-asian="italic" style:font-weight-asian="bold" style:font-style-complex="italic" style:font-weight-complex="bold"/>
    </style:style>
    <style:style style:name="T47" style:family="text">
      <style:text-properties fo:language="en" fo:country="US" fo:font-style="italic" fo:font-weight="bold" officeooo:rsid="06c075c5" fo:background-color="transparent" loext:char-shading-value="0" style:font-style-asian="italic" style:font-weight-asian="bold" style:font-style-complex="italic" style:font-weight-complex="bold"/>
    </style:style>
    <style:style style:name="T48" style:family="text">
      <style:text-properties fo:language="en" fo:country="US" fo:font-style="italic" fo:font-weight="bold" officeooo:rsid="06c094f3" fo:background-color="transparent" loext:char-shading-value="0" style:font-style-asian="italic" style:font-weight-asian="bold" style:font-style-complex="italic" style:font-weight-complex="bold"/>
    </style:style>
    <style:style style:name="T49" style:family="text">
      <style:text-properties fo:language="en" fo:country="US" fo:font-style="italic" fo:font-weight="bold" officeooo:rsid="067538c9" fo:background-color="transparent" loext:char-shading-value="0" style:font-style-asian="italic" style:font-weight-asian="bold" style:font-style-complex="italic" style:font-weight-complex="bold"/>
    </style:style>
    <style:style style:name="T50" style:family="text">
      <style:text-properties fo:language="en" fo:country="US" fo:font-style="italic" fo:font-weight="bold" officeooo:rsid="06c5e9f9" fo:background-color="transparent" loext:char-shading-value="0" style:font-style-asian="italic" style:font-weight-asian="bold" style:font-style-complex="italic" style:font-weight-complex="bold"/>
    </style:style>
    <style:style style:name="T51" style:family="text">
      <style:text-properties fo:language="en" fo:country="US" fo:font-style="italic" fo:font-weight="bold" officeooo:rsid="06c862be" fo:background-color="transparent" loext:char-shading-value="0" style:font-style-asian="italic" style:font-weight-asian="bold" style:font-style-complex="italic" style:font-weight-complex="bold"/>
    </style:style>
    <style:style style:name="T52" style:family="text">
      <style:text-properties fo:language="en" fo:country="US" fo:font-style="italic" fo:font-weight="bold" officeooo:rsid="06cee48d" fo:background-color="transparent" loext:char-shading-value="0" style:font-style-asian="italic" style:font-weight-asian="bold" style:font-style-complex="italic" style:font-weight-complex="bold"/>
    </style:style>
    <style:style style:name="T53" style:family="text">
      <style:text-properties fo:language="en" fo:country="US" fo:font-style="italic" fo:font-weight="bold" officeooo:rsid="06ea08e8" fo:background-color="transparent" loext:char-shading-value="0" style:font-style-asian="italic" style:font-weight-asian="bold" style:font-style-complex="italic" style:font-weight-complex="bold"/>
    </style:style>
    <style:style style:name="T54" style:family="text">
      <style:text-properties fo:language="en" fo:country="US"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55" style:family="text">
      <style:text-properties fo:language="en" fo:country="US" fo:font-style="italic" fo:font-weight="bold" officeooo:rsid="0639ae00" fo:background-color="#dddddd" loext:char-shading-value="0" style:font-style-asian="italic" style:font-weight-asian="bold" style:font-style-complex="italic" style:font-weight-complex="bold"/>
    </style:style>
    <style:style style:name="T56" style:family="text">
      <style:text-properties fo:language="en" fo:country="US" fo:font-style="italic" fo:font-weight="bold" officeooo:rsid="0100f487" fo:background-color="#dddddd" loext:char-shading-value="0" style:font-style-asian="italic" style:font-weight-asian="bold" style:font-style-complex="italic" style:font-weight-complex="bold"/>
    </style:style>
    <style:style style:name="T57" style:family="text">
      <style:text-properties fo:language="en" fo:country="US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58" style:family="text">
      <style:text-properties fo:language="en" fo:country="US" fo:font-style="italic" fo:font-weight="normal" officeooo:rsid="00d88c8c" fo:background-color="transparent" loext:char-shading-value="0" style:font-style-asian="italic" style:font-weight-asian="normal" style:font-style-complex="italic" style:font-weight-complex="normal"/>
    </style:style>
    <style:style style:name="T59" style:family="text">
      <style:text-properties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60" style:family="text">
      <style:text-properties fo:language="en" fo:country="US" fo:font-style="normal" fo:font-weight="normal" officeooo:rsid="050afffe" fo:background-color="transparent" loext:char-shading-value="0" style:font-style-asian="normal" style:font-weight-asian="normal" style:font-style-complex="normal" style:font-weight-complex="normal"/>
    </style:style>
    <style:style style:name="T61" style:family="text">
      <style:text-properties fo:language="en" fo:country="US" fo:font-style="normal" fo:font-weight="normal" officeooo:rsid="06b8cc97" fo:background-color="transparent" loext:char-shading-value="0" style:font-style-asian="normal" style:font-weight-asian="normal" style:font-style-complex="normal" style:font-weight-complex="normal"/>
    </style:style>
    <style:style style:name="T62" style:family="text">
      <style:text-properties fo:language="en" fo:country="US" fo:font-style="normal" fo:font-weight="normal" officeooo:rsid="06c094f3" fo:background-color="transparent" loext:char-shading-value="0" style:font-style-asian="normal" style:font-weight-asian="normal" style:font-style-complex="normal" style:font-weight-complex="normal"/>
    </style:style>
    <style:style style:name="T63" style:family="text">
      <style:text-properties fo:language="en" fo:country="US" fo:font-style="normal" fo:font-weight="normal" officeooo:rsid="06c1c26e" fo:background-color="transparent" loext:char-shading-value="0" style:font-style-asian="normal" style:font-weight-asian="normal" style:font-style-complex="normal" style:font-weight-complex="normal"/>
    </style:style>
    <style:style style:name="T64" style:family="text">
      <style:text-properties fo:language="en" fo:country="US" fo:font-style="normal" fo:font-weight="normal" officeooo:rsid="0688947a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fo:language="en" fo:country="US" fo:font-style="normal" fo:font-weight="normal" officeooo:rsid="067538c9" fo:background-color="transparent" loext:char-shading-value="0" style:font-style-asian="normal" style:font-weight-asian="normal" style:font-style-complex="normal" style:font-weight-complex="normal"/>
    </style:style>
    <style:style style:name="T66" style:family="text">
      <style:text-properties fo:language="en" fo:country="US" fo:font-style="normal" fo:font-weight="normal" officeooo:rsid="0687525b" fo:background-color="transparent" loext:char-shading-value="0" style:font-style-asian="normal" style:font-weight-asian="normal" style:font-style-complex="normal" style:font-weight-complex="normal"/>
    </style:style>
    <style:style style:name="T67" style:family="text">
      <style:text-properties fo:language="en" fo:country="US" fo:font-style="normal" fo:font-weight="normal" officeooo:rsid="06c2f0a6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fo:language="en" fo:country="US" fo:font-style="normal" fo:font-weight="normal" officeooo:rsid="06c5e9f9" fo:background-color="transparent" loext:char-shading-value="0" style:font-style-asian="normal" style:font-weight-asian="normal" style:font-style-complex="normal" style:font-weight-complex="normal"/>
    </style:style>
    <style:style style:name="T69" style:family="text">
      <style:text-properties fo:language="en" fo:country="US" fo:font-style="normal" fo:font-weight="normal" officeooo:rsid="06c075c5" fo:background-color="transparent" loext:char-shading-value="0" style:font-style-asian="normal" style:font-weight-asian="normal" style:font-style-complex="normal" style:font-weight-complex="normal"/>
    </style:style>
    <style:style style:name="T70" style:family="text">
      <style:text-properties fo:language="en" fo:country="US" fo:font-style="normal" fo:font-weight="normal" officeooo:rsid="06c9c354" fo:background-color="transparent" loext:char-shading-value="0" style:font-style-asian="normal" style:font-weight-asian="normal" style:font-style-complex="normal" style:font-weight-complex="normal"/>
    </style:style>
    <style:style style:name="T71" style:family="text">
      <style:text-properties fo:language="en" fo:country="US" fo:font-style="normal" fo:font-weight="normal" officeooo:rsid="06cb715c" fo:background-color="transparent" loext:char-shading-value="0" style:font-style-asian="normal" style:font-weight-asian="normal" style:font-style-complex="normal" style:font-weight-complex="normal"/>
    </style:style>
    <style:style style:name="T72" style:family="text">
      <style:text-properties fo:language="en" fo:country="US" fo:font-style="normal" fo:font-weight="normal" officeooo:rsid="06cd0981" fo:background-color="transparent" loext:char-shading-value="0" style:font-style-asian="normal" style:font-weight-asian="normal" style:font-style-complex="normal" style:font-weight-complex="normal"/>
    </style:style>
    <style:style style:name="T73" style:family="text">
      <style:text-properties fo:language="en" fo:country="US" fo:font-style="normal" fo:font-weight="normal" officeooo:rsid="06cee48d" fo:background-color="transparent" loext:char-shading-value="0" style:font-style-asian="normal" style:font-weight-asian="normal" style:font-style-complex="normal" style:font-weight-complex="normal"/>
    </style:style>
    <style:style style:name="T74" style:family="text">
      <style:text-properties fo:language="en" fo:country="US" fo:font-style="normal" fo:font-weight="normal" officeooo:rsid="06d413a1" fo:background-color="transparent" loext:char-shading-value="0" style:font-style-asian="normal" style:font-weight-asian="normal" style:font-style-complex="normal" style:font-weight-complex="normal"/>
    </style:style>
    <style:style style:name="T75" style:family="text">
      <style:text-properties fo:language="en" fo:country="US" fo:font-style="normal" fo:font-weight="normal" officeooo:rsid="06d5d62b" fo:background-color="transparent" loext:char-shading-value="0" style:font-style-asian="normal" style:font-weight-asian="normal" style:font-style-complex="normal" style:font-weight-complex="normal"/>
    </style:style>
    <style:style style:name="T76" style:family="text">
      <style:text-properties fo:language="en" fo:country="US" fo:font-style="normal" fo:font-weight="normal" officeooo:rsid="06ddc2fd" fo:background-color="transparent" loext:char-shading-value="0" style:font-style-asian="normal" style:font-weight-asian="normal" style:font-style-complex="normal" style:font-weight-complex="normal"/>
    </style:style>
    <style:style style:name="T77" style:family="text">
      <style:text-properties fo:language="en" fo:country="US" fo:font-style="normal" fo:font-weight="normal" officeooo:rsid="06e06bc8" fo:background-color="transparent" loext:char-shading-value="0" style:font-style-asian="normal" style:font-weight-asian="normal" style:font-style-complex="normal" style:font-weight-complex="normal"/>
    </style:style>
    <style:style style:name="T78" style:family="text">
      <style:text-properties fo:language="en" fo:country="US" fo:font-style="normal" fo:font-weight="normal" officeooo:rsid="06e415d8" fo:background-color="transparent" loext:char-shading-value="0" style:font-style-asian="normal" style:font-weight-asian="normal" style:font-style-complex="normal" style:font-weight-complex="normal"/>
    </style:style>
    <style:style style:name="T79" style:family="text">
      <style:text-properties fo:language="en" fo:country="US" fo:font-style="normal" fo:font-weight="normal" officeooo:rsid="0639ae00" fo:background-color="#dddddd" loext:char-shading-value="0" style:font-style-asian="normal" style:font-weight-asian="normal" style:font-style-complex="normal" style:font-weight-complex="normal"/>
    </style:style>
    <style:style style:name="T80" style:family="text">
      <style:text-properties fo:language="en" fo:country="US" fo:font-style="normal" fo:font-weight="normal" officeooo:rsid="06c2f0a6" fo:background-color="#dddddd" loext:char-shading-value="0" style:font-style-asian="normal" style:font-weight-asian="normal" style:font-style-complex="normal" style:font-weight-complex="normal"/>
    </style:style>
    <style:style style:name="T81" style:family="text">
      <style:text-properties fo:language="en" fo:country="US" fo:font-style="normal" fo:font-weight="normal" officeooo:rsid="06cb715c" fo:background-color="#dddddd" loext:char-shading-value="0" style:font-style-asian="normal" style:font-weight-asian="normal" style:font-style-complex="normal" style:font-weight-complex="normal"/>
    </style:style>
    <style:style style:name="T82" style:family="text">
      <style:text-properties fo:language="en" fo:country="US" fo:font-style="normal" fo:font-weight="normal" officeooo:rsid="06cee48d" fo:background-color="#dddddd" loext:char-shading-value="0" style:font-style-asian="normal" style:font-weight-asian="normal" style:font-style-complex="normal" style:font-weight-complex="normal"/>
    </style:style>
    <style:style style:name="T83" style:family="text">
      <style:text-properties fo:language="en" fo:country="US" fo:font-style="normal" fo:font-weight="normal" officeooo:rsid="06e0ce76" fo:background-color="#dddddd" loext:char-shading-value="0" style:font-style-asian="normal" style:font-weight-asian="normal" style:font-style-complex="normal" style:font-weight-complex="normal"/>
    </style:style>
    <style:style style:name="T84" style:family="text">
      <style:text-properties fo:language="en" fo:country="US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85" style:family="text">
      <style:text-properties fo:language="en" fo:country="US" fo:font-style="normal" fo:font-weight="bold" officeooo:rsid="06b8cc97" fo:background-color="transparent" loext:char-shading-value="0" style:font-style-asian="normal" style:font-weight-asian="bold" style:font-style-complex="normal" style:font-weight-complex="bold"/>
    </style:style>
    <style:style style:name="T86" style:family="text">
      <style:text-properties fo:language="en" fo:country="US" fo:font-style="normal" fo:font-weight="bold" officeooo:rsid="06c5e9f9" fo:background-color="transparent" loext:char-shading-value="0" style:font-style-asian="normal" style:font-weight-asian="bold" style:font-style-complex="normal" style:font-weight-complex="bold"/>
    </style:style>
    <style:style style:name="T87" style:family="text">
      <style:text-properties fo:language="en" fo:country="US" fo:font-style="normal" fo:font-weight="bold" officeooo:rsid="06c094f3" fo:background-color="transparent" loext:char-shading-value="0" style:font-style-asian="normal" style:font-weight-asian="bold" style:font-style-complex="normal" style:font-weight-complex="bold"/>
    </style:style>
    <style:style style:name="T88" style:family="text">
      <style:text-properties fo:language="en" fo:country="US" fo:font-style="normal" fo:font-weight="bold" officeooo:rsid="06c1c26e" fo:background-color="transparent" loext:char-shading-value="0" style:font-style-asian="normal" style:font-weight-asian="bold" style:font-style-complex="normal" style:font-weight-complex="bold"/>
    </style:style>
    <style:style style:name="T89" style:family="text">
      <style:text-properties fo:language="en" fo:country="US" fo:font-style="normal" fo:font-weight="bold" officeooo:rsid="06cd0981" fo:background-color="transparent" loext:char-shading-value="0" style:font-style-asian="normal" style:font-weight-asian="bold" style:font-style-complex="normal" style:font-weight-complex="bold"/>
    </style:style>
    <style:style style:name="T90" style:family="text">
      <style:text-properties fo:language="en" fo:country="US" fo:font-style="normal" fo:font-weight="bold" officeooo:rsid="06cee48d" fo:background-color="transparent" loext:char-shading-value="0" style:font-style-asian="normal" style:font-weight-asian="bold" style:font-style-complex="normal" style:font-weight-complex="bold"/>
    </style:style>
    <style:style style:name="T91" style:family="text">
      <style:text-properties fo:language="en" fo:country="US" fo:font-style="normal" fo:font-weight="bold" officeooo:rsid="0688947a" fo:background-color="transparent" loext:char-shading-value="0" style:font-style-asian="normal" style:font-weight-asian="bold" style:font-style-complex="normal" style:font-weight-complex="bold"/>
    </style:style>
    <style:style style:name="T92" style:family="text">
      <style:text-properties fo:language="en" fo:country="US" fo:font-style="normal" fo:font-weight="bold" officeooo:rsid="06c2f0a6" fo:background-color="transparent" loext:char-shading-value="0" style:font-style-asian="normal" style:font-weight-asian="bold" style:font-style-complex="normal" style:font-weight-complex="bold"/>
    </style:style>
    <style:style style:name="T93" style:family="text">
      <style:text-properties fo:language="en" fo:country="US" fo:font-style="normal" fo:font-weight="bold" officeooo:rsid="06c2f0a6" fo:background-color="#dddddd" loext:char-shading-value="0" style:font-style-asian="normal" style:font-weight-asian="bold" style:font-style-complex="normal" style:font-weight-complex="bold"/>
    </style:style>
    <style:style style:name="T94" style:family="text">
      <style:text-properties fo:language="en" fo:country="US" fo:font-style="normal" fo:font-weight="bold" officeooo:rsid="007d3450" fo:background-color="#fff200" loext:char-shading-value="0" style:font-style-asian="normal" style:font-weight-asian="bold" style:font-style-complex="normal" style:font-weight-complex="bold"/>
    </style:style>
    <style:style style:name="T95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96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97" style:family="text">
      <style:text-properties fo:language="en" fo:country="US" fo:font-weight="bold" officeooo:rsid="00ab4647" fo:background-color="#fff200" loext:char-shading-value="0" style:font-weight-asian="bold" style:font-weight-complex="bold"/>
    </style:style>
    <style:style style:name="T98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99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100" style:family="text">
      <style:text-properties fo:language="en" fo:country="US" fo:font-weight="bold" officeooo:rsid="058b8425" fo:background-color="#fff200" loext:char-shading-value="0" style:font-weight-asian="bold" style:font-weight-complex="bold"/>
    </style:style>
    <style:style style:name="T101" style:family="text">
      <style:text-properties fo:language="en" fo:country="US" fo:font-weight="bold" officeooo:rsid="0620670e" fo:background-color="#fff200" loext:char-shading-value="0" style:font-weight-asian="bold" style:font-weight-complex="bold"/>
    </style:style>
    <style:style style:name="T102" style:family="text">
      <style:text-properties fo:language="en" fo:country="US" fo:font-weight="bold" officeooo:rsid="064aec04" fo:background-color="#fff200" loext:char-shading-value="0" style:font-weight-asian="bold" style:font-weight-complex="bold"/>
    </style:style>
    <style:style style:name="T103" style:family="text">
      <style:text-properties fo:language="en" fo:country="US" fo:font-weight="bold" officeooo:rsid="06ae2a8d" fo:background-color="#fff200" loext:char-shading-value="0" style:font-weight-asian="bold" style:font-weight-complex="bold"/>
    </style:style>
    <style:style style:name="T104" style:family="text">
      <style:text-properties fo:language="en" fo:country="US" fo:font-weight="bold" officeooo:rsid="05822ec8" fo:background-color="#fff200" loext:char-shading-value="0" style:font-weight-asian="bold" style:font-weight-complex="bold"/>
    </style:style>
    <style:style style:name="T105" style:family="text">
      <style:text-properties fo:language="en" fo:country="US" fo:font-weight="bold" officeooo:rsid="06b0238c" fo:background-color="#fff200" loext:char-shading-value="0" style:font-weight-asian="bold" style:font-weight-complex="bold"/>
    </style:style>
    <style:style style:name="T106" style:family="text">
      <style:text-properties fo:language="en" fo:country="US" fo:font-weight="bold" officeooo:rsid="06bdf5af" fo:background-color="#fff200" loext:char-shading-value="0" style:font-weight-asian="bold" style:font-weight-complex="bold"/>
    </style:style>
    <style:style style:name="T107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108" style:family="text">
      <style:text-properties fo:language="en" fo:country="US" fo:font-weight="bold" officeooo:rsid="00d88c8c" fo:background-color="#dddddd" loext:char-shading-value="0" style:font-weight-asian="bold" style:font-weight-complex="bold"/>
    </style:style>
    <style:style style:name="T109" style:family="text">
      <style:text-properties fo:language="en" fo:country="US" fo:font-weight="bold" officeooo:rsid="05bf0c09" fo:background-color="#dddddd" loext:char-shading-value="0" style:font-weight-asian="bold" style:font-weight-complex="bold"/>
    </style:style>
    <style:style style:name="T110" style:family="text">
      <style:text-properties fo:language="en" fo:country="US" fo:font-weight="bold" officeooo:rsid="06ae2a8d" fo:background-color="#dddddd" loext:char-shading-value="0" style:font-weight-asian="bold" style:font-weight-complex="bold"/>
    </style:style>
    <style:style style:name="T111" style:family="text">
      <style:text-properties fo:language="en" fo:country="US" fo:font-weight="bold" officeooo:rsid="06bfc140" fo:background-color="#dddddd" loext:char-shading-value="0" style:font-weight-asian="bold" style:font-weight-complex="bold"/>
    </style:style>
    <style:style style:name="T112" style:family="text">
      <style:text-properties fo:language="en" fo:country="US" fo:font-weight="bold" officeooo:rsid="05015612" fo:background-color="#dddddd" loext:char-shading-value="0" style:font-weight-asian="bold" style:font-weight-complex="bold"/>
    </style:style>
    <style:style style:name="T113" style:family="text">
      <style:text-properties fo:language="en" fo:country="US" fo:font-weight="bold" officeooo:rsid="05ff8ec4" fo:background-color="#dddddd" loext:char-shading-value="0" style:font-weight-asian="bold" style:font-weight-complex="bold"/>
    </style:style>
    <style:style style:name="T114" style:family="text">
      <style:text-properties fo:language="en" fo:country="US" fo:font-weight="bold" officeooo:rsid="05b3a9b3" fo:background-color="#dddddd" loext:char-shading-value="0" style:font-weight-asian="bold" style:font-weight-complex="bold"/>
    </style:style>
    <style:style style:name="T115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116" style:family="text">
      <style:text-properties fo:language="en" fo:country="US" fo:font-weight="bold" officeooo:rsid="0351abe9" fo:background-color="transparent" loext:char-shading-value="0" style:font-weight-asian="bold" style:font-weight-complex="bold"/>
    </style:style>
    <style:style style:name="T117" style:family="text">
      <style:text-properties fo:language="en" fo:country="US" fo:font-weight="bold" officeooo:rsid="06b8cc97" fo:background-color="transparent" loext:char-shading-value="0" style:font-weight-asian="bold" style:font-weight-complex="bold"/>
    </style:style>
    <style:style style:name="T118" style:family="text">
      <style:text-properties fo:language="en" fo:country="US" fo:font-weight="bold" officeooo:rsid="06baa89e" fo:background-color="transparent" loext:char-shading-value="0" style:font-weight-asian="bold" style:font-weight-complex="bold"/>
    </style:style>
    <style:style style:name="T119" style:family="text">
      <style:text-properties fo:language="en" fo:country="US" fo:font-weight="bold" officeooo:rsid="06bd95ab" fo:background-color="transparent" loext:char-shading-value="0" style:font-weight-asian="bold" style:font-weight-complex="bold"/>
    </style:style>
    <style:style style:name="T120" style:family="text">
      <style:text-properties fo:language="en" fo:country="US" fo:font-weight="bold" officeooo:rsid="06c075c5" fo:background-color="transparent" loext:char-shading-value="0" style:font-weight-asian="bold" style:font-weight-complex="bold"/>
    </style:style>
    <style:style style:name="T121" style:family="text">
      <style:text-properties fo:language="en" fo:country="US" fo:font-weight="bold" officeooo:rsid="00d88c8c" fo:background-color="transparent" loext:char-shading-value="0" style:font-weight-asian="bold" style:font-weight-complex="bold"/>
    </style:style>
    <style:style style:name="T122" style:family="text">
      <style:text-properties fo:language="en" fo:country="US" fo:font-weight="bold" officeooo:rsid="06bfc140" fo:background-color="transparent" loext:char-shading-value="0" style:font-weight-asian="bold" style:font-weight-complex="bold"/>
    </style:style>
    <style:style style:name="T123" style:family="text">
      <style:text-properties fo:language="en" fo:country="US" fo:font-weight="bold" officeooo:rsid="06c094f3" fo:background-color="transparent" loext:char-shading-value="0" style:font-weight-asian="bold" style:font-weight-complex="bold"/>
    </style:style>
    <style:style style:name="T124" style:family="text">
      <style:text-properties fo:language="en" fo:country="US" fo:font-weight="bold" officeooo:rsid="06c1c26e" fo:background-color="transparent" loext:char-shading-value="0" style:font-weight-asian="bold" style:font-weight-complex="bold"/>
    </style:style>
    <style:style style:name="T125" style:family="text">
      <style:text-properties fo:language="en" fo:country="US" fo:font-weight="bold" officeooo:rsid="06c70199" fo:background-color="transparent" loext:char-shading-value="0" style:font-weight-asian="bold" style:font-weight-complex="bold"/>
    </style:style>
    <style:style style:name="T126" style:family="text">
      <style:text-properties fo:language="en" fo:country="US" fo:font-weight="bold" officeooo:rsid="06c862be" fo:background-color="transparent" loext:char-shading-value="0" style:font-weight-asian="bold" style:font-weight-complex="bold"/>
    </style:style>
    <style:style style:name="T127" style:family="text">
      <style:text-properties fo:language="en" fo:country="US" fo:font-weight="bold" officeooo:rsid="06c9c354" fo:background-color="transparent" loext:char-shading-value="0" style:font-weight-asian="bold" style:font-weight-complex="bold"/>
    </style:style>
    <style:style style:name="T128" style:family="text">
      <style:text-properties fo:language="en" fo:country="US" fo:font-weight="bold" officeooo:rsid="06d0c743" fo:background-color="transparent" loext:char-shading-value="0" style:font-weight-asian="bold" style:font-weight-complex="bold"/>
    </style:style>
    <style:style style:name="T129" style:family="text">
      <style:text-properties fo:language="en" fo:country="US" fo:font-weight="bold" officeooo:rsid="06d22bab" fo:background-color="transparent" loext:char-shading-value="0" style:font-weight-asian="bold" style:font-weight-complex="bold"/>
    </style:style>
    <style:style style:name="T130" style:family="text">
      <style:text-properties fo:language="en" fo:country="US" fo:font-weight="bold" officeooo:rsid="00704232" style:font-weight-asian="bold" style:font-weight-complex="bold"/>
    </style:style>
    <style:style style:name="T131" style:family="text">
      <style:text-properties fo:language="en" fo:country="US" fo:font-weight="bold" officeooo:rsid="00d88c8c" style:font-weight-asian="bold" style:font-weight-complex="bold"/>
    </style:style>
    <style:style style:name="T132" style:family="text">
      <style:text-properties fo:language="en" fo:country="US" fo:font-weight="bold" officeooo:rsid="00136227" style:font-weight-asian="bold" style:font-weight-complex="bold"/>
    </style:style>
    <style:style style:name="T133" style:family="text">
      <style:text-properties fo:language="en" fo:country="US" fo:font-weight="bold" officeooo:rsid="008ceef7" style:font-weight-asian="bold" style:font-weight-complex="bold"/>
    </style:style>
    <style:style style:name="T134" style:family="text">
      <style:text-properties fo:language="en" fo:country="US" fo:font-weight="bold" officeooo:rsid="010b0b47" style:font-weight-asian="bold" style:font-weight-complex="bold"/>
    </style:style>
    <style:style style:name="T135" style:family="text">
      <style:text-properties fo:language="en" fo:country="US" fo:font-weight="bold" officeooo:rsid="0100f487" style:font-weight-asian="bold" style:font-weight-complex="bold"/>
    </style:style>
    <style:style style:name="T136" style:family="text">
      <style:text-properties fo:language="en" fo:country="US" officeooo:rsid="00bb70dd"/>
    </style:style>
    <style:style style:name="T137" style:family="text">
      <style:text-properties fo:language="en" fo:country="US" officeooo:rsid="00704232"/>
    </style:style>
    <style:style style:name="T138" style:family="text">
      <style:text-properties fo:language="en" fo:country="US" officeooo:rsid="00136227"/>
    </style:style>
    <style:style style:name="T139" style:family="text">
      <style:text-properties fo:language="en" fo:country="US" officeooo:rsid="05b3289d" fo:background-color="transparent" loext:char-shading-value="0"/>
    </style:style>
    <style:style style:name="T140" style:family="text">
      <style:text-properties fo:language="en" fo:country="US" officeooo:rsid="00d88c8c" fo:background-color="transparent" loext:char-shading-value="0"/>
    </style:style>
    <style:style style:name="T141" style:family="text">
      <style:text-properties fo:language="en" fo:country="US" officeooo:rsid="007d3450" fo:background-color="transparent" loext:char-shading-value="0"/>
    </style:style>
    <style:style style:name="T142" style:family="text">
      <style:text-properties fo:language="en" fo:country="US" officeooo:rsid="06dc4751" fo:background-color="transparent" loext:char-shading-value="0"/>
    </style:style>
    <style:style style:name="T143" style:family="text">
      <style:text-properties fo:language="en" fo:country="US" officeooo:rsid="05b3289d"/>
    </style:style>
    <style:style style:name="T144" style:family="text">
      <style:text-properties fo:language="en" fo:country="US" officeooo:rsid="0100f487"/>
    </style:style>
    <style:style style:name="T145" style:family="text">
      <style:text-properties fo:language="en" fo:country="US" officeooo:rsid="06196c44"/>
    </style:style>
    <style:style style:name="T146" style:family="text">
      <style:text-properties fo:language="en" fo:country="US" officeooo:rsid="061613ee"/>
    </style:style>
    <style:style style:name="T147" style:family="text">
      <style:text-properties fo:color="#999999" loext:opacity="100%" fo:font-weight="bold" officeooo:rsid="001e4eb8" style:font-weight-asian="bold" style:font-weight-complex="bold"/>
    </style:style>
    <style:style style:name="T148" style:family="text">
      <style:text-properties fo:color="#999999" loext:opacity="100%" fo:font-weight="bold" officeooo:rsid="00373dfb" style:font-weight-asian="bold" style:font-weight-complex="bold"/>
    </style:style>
    <style:style style:name="T149" style:family="text">
      <style:text-properties fo:color="#999999" loext:opacity="100%" fo:font-weight="bold" officeooo:rsid="01ebd016" style:font-weight-asian="bold" style:font-weight-complex="bold"/>
    </style:style>
    <style:style style:name="T150" style:family="text">
      <style:text-properties fo:color="#999999" loext:opacity="100%" fo:font-weight="bold" officeooo:rsid="0635d95a" style:font-weight-asian="bold" style:font-weight-complex="bold"/>
    </style:style>
    <style:style style:name="T151" style:family="text">
      <style:text-properties fo:color="#999999" loext:opacity="100%" fo:font-weight="bold" officeooo:rsid="06b597ba" style:font-weight-asian="bold" style:font-weight-complex="bold"/>
    </style:style>
    <style:style style:name="T152" style:family="text">
      <style:text-properties fo:color="#999999" loext:opacity="100%" fo:font-weight="bold" officeooo:rsid="06bdf5af" style:font-weight-asian="bold" style:font-weight-complex="bold"/>
    </style:style>
    <style:style style:name="T153" style:family="text">
      <style:text-properties fo:color="#999999" loext:opacity="100%" fo:font-weight="bold" officeooo:rsid="05cc65ea" fo:background-color="transparent" loext:char-shading-value="0" style:font-weight-asian="bold" style:font-weight-complex="bold"/>
    </style:style>
    <style:style style:name="T154" style:family="text">
      <style:text-properties fo:color="#999999" loext:opacity="100%" fo:font-weight="bold" officeooo:rsid="03efad13" fo:background-color="transparent" loext:char-shading-value="0" style:font-weight-asian="bold" style:font-weight-complex="bold"/>
    </style:style>
    <style:style style:name="T155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156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157" style:family="text">
      <style:text-properties fo:color="#999999" loext:opacity="100%" fo:language="en" fo:country="US" fo:font-style="normal" fo:font-weight="normal" officeooo:rsid="028af2ba" fo:background-color="#dddddd" loext:char-shading-value="0" style:font-style-asian="normal" style:font-weight-asian="normal" style:font-style-complex="normal" style:font-weight-complex="normal"/>
    </style:style>
    <style:style style:name="T158" style:family="text">
      <style:text-properties fo:color="#999999" loext:opacity="100%" fo:language="en" fo:country="US" fo:font-style="normal" fo:font-weight="normal" officeooo:rsid="03bb9eb9" fo:background-color="#dddddd" loext:char-shading-value="0" style:font-style-asian="normal" style:font-weight-asian="normal" style:font-style-complex="normal" style:font-weight-complex="normal"/>
    </style:style>
    <style:style style:name="T159" style:family="text">
      <style:text-properties fo:color="#999999" loext:opacity="100%" fo:language="en" fo:country="US" fo:font-weight="bold" officeooo:rsid="001e4eb8" style:font-weight-asian="bold" style:font-weight-complex="bold"/>
    </style:style>
    <style:style style:name="T160" style:family="text">
      <style:text-properties fo:color="#999999" loext:opacity="100%" fo:language="en" fo:country="US" fo:font-weight="bold" officeooo:rsid="03efad13" style:font-weight-asian="bold" style:font-weight-complex="bold"/>
    </style:style>
    <style:style style:name="T161" style:family="text">
      <style:text-properties fo:color="#999999" loext:opacity="100%" fo:language="en" fo:country="US" fo:font-weight="bold" officeooo:rsid="06751036" style:font-weight-asian="bold" style:font-weight-complex="bold"/>
    </style:style>
    <style:style style:name="T162" style:family="text">
      <style:text-properties fo:color="#999999" loext:opacity="100%" fo:language="en" fo:country="US" fo:font-weight="bold" officeooo:rsid="001e4eb8" fo:background-color="transparent" loext:char-shading-value="0" style:font-weight-asian="bold" style:font-weight-complex="bold"/>
    </style:style>
    <style:style style:name="T163" style:family="text">
      <style:text-properties fo:color="#999999" loext:opacity="100%" fo:language="en" fo:country="US" fo:font-weight="bold" officeooo:rsid="05cc65ea" fo:background-color="transparent" loext:char-shading-value="0" style:font-weight-asian="bold" style:font-weight-complex="bold"/>
    </style:style>
    <style:style style:name="T164" style:family="text">
      <style:text-properties fo:color="#999999" loext:opacity="100%" fo:language="en" fo:country="US" fo:font-weight="bold" officeooo:rsid="03efad13" fo:background-color="transparent" loext:char-shading-value="0" style:font-weight-asian="bold" style:font-weight-complex="bold"/>
    </style:style>
    <style:style style:name="T165" style:family="text">
      <style:text-properties fo:color="#999999" loext:opacity="100%" fo:language="en" fo:country="US" fo:font-weight="bold" officeooo:rsid="06b597ba" fo:background-color="transparent" loext:char-shading-value="0" style:font-weight-asian="bold" style:font-weight-complex="bold"/>
    </style:style>
    <style:style style:name="T166" style:family="text">
      <style:text-properties fo:color="#999999" loext:opacity="100%" fo:language="en" fo:country="US" fo:font-weight="normal" officeooo:rsid="06b597ba" fo:background-color="transparent" loext:char-shading-value="0" style:font-weight-asian="normal" style:font-weight-complex="normal"/>
    </style:style>
    <style:style style:name="T167" style:family="text">
      <style:text-properties fo:color="#999999" loext:opacity="100%" fo:language="en" fo:country="US" fo:font-weight="normal" officeooo:rsid="06c9c354" fo:background-color="transparent" loext:char-shading-value="0" style:font-weight-asian="normal" style:font-weight-complex="normal"/>
    </style:style>
    <style:style style:name="T168" style:family="text">
      <style:text-properties fo:color="#999999" loext:opacity="100%" fo:font-weight="normal" officeooo:rsid="06b597ba" fo:background-color="transparent" loext:char-shading-value="0" style:font-weight-asian="normal" style:font-weight-complex="normal"/>
    </style:style>
    <style:style style:name="T169" style:family="text">
      <style:text-properties fo:color="#999999" loext:opacity="100%" fo:font-weight="normal" officeooo:rsid="06c9c354" fo:background-color="transparent" loext:char-shading-value="0" style:font-weight-asian="normal" style:font-weight-complex="normal"/>
    </style:style>
    <style:style style:name="T170" style:family="text">
      <style:text-properties fo:font-style="italic" fo:font-weight="bold" officeooo:rsid="06b3e0c1" fo:background-color="transparent" loext:char-shading-value="0" style:font-style-asian="italic" style:font-weight-asian="bold" style:font-style-complex="italic" style:font-weight-complex="bold"/>
    </style:style>
    <style:style style:name="T171" style:family="text">
      <style:text-properties fo:font-style="italic" fo:font-weight="bold" officeooo:rsid="05de2795" style:font-style-asian="italic" style:font-weight-asian="bold" style:font-style-complex="italic" style:font-weight-complex="bold"/>
    </style:style>
    <style:style style:name="T172" style:family="text">
      <style:text-properties fo:font-style="italic" officeooo:rsid="05de2795" style:font-style-asian="italic" style:font-style-complex="italic"/>
    </style:style>
    <style:style style:name="T173" style:family="text">
      <style:text-properties officeooo:rsid="05b3289d"/>
    </style:style>
    <style:style style:name="T174" style:family="text">
      <style:text-properties officeooo:rsid="05822ec8" fo:background-color="transparent" loext:char-shading-value="0"/>
    </style:style>
    <style:style style:name="T175" style:family="text">
      <style:text-properties officeooo:rsid="05b3289d" fo:background-color="transparent" loext:char-shading-value="0"/>
    </style:style>
    <style:style style:name="T176" style:family="text">
      <style:text-properties officeooo:rsid="06b0238c" fo:background-color="transparent" loext:char-shading-value="0"/>
    </style:style>
    <style:style style:name="T177" style:family="text">
      <style:text-properties officeooo:rsid="06b1c3d7" fo:background-color="transparent" loext:char-shading-value="0"/>
    </style:style>
    <style:style style:name="T178" style:family="text">
      <style:text-properties officeooo:rsid="06b3e0c1" fo:background-color="transparent" loext:char-shading-value="0"/>
    </style:style>
    <style:style style:name="T179" style:family="text">
      <style:text-properties officeooo:rsid="06b597ba" fo:background-color="transparent" loext:char-shading-value="0"/>
    </style:style>
    <style:style style:name="T180" style:family="text">
      <style:text-properties officeooo:rsid="06dc7cc6" fo:background-color="transparent" loext:char-shading-value="0"/>
    </style:style>
    <style:style style:name="T181" style:family="text">
      <style:text-properties officeooo:rsid="06e415d8" fo:background-color="transparent" loext:char-shading-value="0"/>
    </style:style>
    <style:style style:name="T182" style:family="text">
      <style:text-properties officeooo:rsid="05de2795"/>
    </style:style>
    <style:style style:name="T183" style:family="text">
      <style:text-properties officeooo:rsid="069f35ac"/>
    </style:style>
    <style:style style:name="T184" style:family="text">
      <style:text-properties officeooo:rsid="067c160d"/>
    </style:style>
    <style:style style:name="T185" style:family="text">
      <style:text-properties officeooo:rsid="067ddada"/>
    </style:style>
    <style:style style:name="T186" style:family="text">
      <style:text-properties officeooo:rsid="060e2575"/>
    </style:style>
    <style:style style:name="T187" style:family="text">
      <style:text-properties officeooo:rsid="061b0af5"/>
    </style:style>
    <style:style style:name="T188" style:family="text">
      <style:text-properties officeooo:rsid="062584ba"/>
    </style:style>
    <style:style style:name="T189" style:family="text">
      <style:text-properties officeooo:rsid="06a86af4"/>
    </style:style>
    <style:style style:name="T190" style:family="text">
      <style:text-properties officeooo:rsid="06c2f0a6"/>
    </style:style>
    <style:style style:name="T191" style:family="text">
      <style:text-properties officeooo:rsid="06cb715c"/>
    </style:style>
    <style:style style:name="T192" style:family="text">
      <style:text-properties fo:font-style="normal" fo:font-weight="bold" officeooo:rsid="06d0c743" fo:background-color="transparent" loext:char-shading-value="0" style:font-style-asian="normal" style:font-weight-asian="bold" style:font-style-complex="normal" style:font-weight-complex="bold"/>
    </style:style>
    <style:style style:name="T193" style:family="text">
      <style:text-properties fo:font-style="normal" fo:font-weight="bold" officeooo:rsid="06b3e0c1" fo:background-color="transparent" loext:char-shading-value="0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### <text:span text:style-name="T1">Intro</text:span> ###</text:p>
      <text:p text:style-name="P23"/>
      <text:p text:style-name="P30"><text:span text:style-name="T138">Here are some </text:span><text:span text:style-name="T97">Java </text:span><text:span text:style-name="T98">IDE</text:span><text:span text:style-name="T132"> </text:span><text:span text:style-name="T131">improvements</text:span><text:span text:style-name="T43"> </text:span><text:span text:style-name="T42">of Eclipse </text:span><text:span text:style-name="T99">202</text:span><text:span text:style-name="T101">4</text:span><text:span text:style-name="T99">-</text:span><text:span text:style-name="T100">0</text:span><text:span text:style-name="T103">9</text:span><text:span text:style-name="T35">, </text:span><text:span text:style-name="T31">including</text:span><text:span text:style-name="T108"> </text:span><text:span text:style-name="T112">Maven</text:span><text:span text:style-name="T36">, </text:span><text:span text:style-name="T113">Web</text:span><text:span text:style-name="T36"> </text:span><text:span text:style-name="T35">and </text:span><text:span text:style-name="T114">general</text:span><text:span text:style-name="T35"> improvements, </text:span><text:span text:style-name="T32">improvements </text:span><text:span text:style-name="T31">that have been added </text:span><text:span text:style-name="T107">since the last release in </text:span><text:span text:style-name="T109">Jun</text:span><text:span text:style-name="T110">e</text:span><text:span text:style-name="T107"> </text:span><text:span text:style-name="T31">three months </text:span><text:span text:style-name="T33">ago</text:span><text:span text:style-name="T34">.</text:span></text:p>
      <text:p text:style-name="P11"/>
      <text:p text:style-name="P12"/>
      <text:p text:style-name="P17"><text:span text:style-name="T147">### </text:span><text:span text:style-name="T148">J</text:span><text:span text:style-name="T149">ava</text:span><text:span text:style-name="T154"> </text:span><text:span text:style-name="T168">(</text:span><text:span text:style-name="T169">1</text:span><text:span text:style-name="T168">)</text:span><text:span text:style-name="T151"> </text:span><text:span text:style-name="T147">###</text:span></text:p>
      <text:p text:style-name="P18"/>
      <text:p text:style-name="P49"><text:span text:style-name="T139">S</text:span><text:span text:style-name="T140">upport </text:span><text:span text:style-name="T139">for </text:span><text:span text:style-name="T142">the upcoming</text:span><text:span text:style-name="T140"> </text:span><text:span text:style-name="T95">Java </text:span><text:span text:style-name="T104">2</text:span><text:span text:style-name="T105">3</text:span><text:span text:style-name="T139">, </text:span><text:span text:style-name="T143">which</text:span><text:span text:style-name="T144"> </text:span><text:span text:style-name="T143">will be released </text:span><text:span text:style-name="T145">one</text:span><text:span text:style-name="T143"> </text:span><text:span text:style-name="T144">week </text:span><text:span text:style-name="T135">after </text:span><text:span text:style-name="T146">this E</text:span><text:span text:style-name="T144">clipse </text:span><text:span text:style-name="T146">release</text:span><text:span text:style-name="T144">,</text:span><text:span text:style-name="T139"> is</text:span><text:span text:style-name="T141"> </text:span><text:span text:style-name="T95">not yet</text:span><text:span text:style-name="T141"> </text:span><text:span text:style-name="T116">built-in</text:span><text:span text:style-name="T141">, </text:span><text:span text:style-name="T174">b</text:span><text:span text:style-name="T175">ut the preview can probably be </text:span><text:span text:style-name="T181">soon </text:span><text:span text:style-name="T175">installed </text:span><text:span text:style-name="T9">via the Eclipse Marketplace</text:span><text:span text:style-name="T174">.</text:span></text:p>
      <text:p text:style-name="P31"><text:span text:style-name="T174"/></text:p>
      <text:p text:style-name="P48"><text:span text:style-name="T95">Support for Java</text:span><text:span text:style-name="T176"> versions </text:span><text:span text:style-name="T95">older than 8</text:span><text:span text:style-name="T176"> has been </text:span><text:span text:style-name="T95">dropped</text:span><text:span text:style-name="T176">.</text:span><text:span text:style-name="T174"> </text:span><text:span text:style-name="T31">From Eclipse 2024-09 onwards, the Eclipse IDE will </text:span><text:span text:style-name="T107">no longer</text:span><text:span text:style-name="T31"> be able to generate </text:span><text:span text:style-name="T107">bytecode</text:span><text:span text:style-name="T31"> that is compliant to </text:span><text:span text:style-name="T107">Java 7 and below</text:span><text:span text:style-name="T31">.</text:span><text:span text:style-name="T176"> </text:span><text:span text:style-name="T4">To update</text:span><text:span text:style-name="T178"> </text:span><text:span text:style-name="T179">an </text:span><text:span text:style-name="T178">older </text:span><text:span text:style-name="T4">project to Java 8</text:span><text:span text:style-name="T178">, go to </text:span><text:span text:style-name="T170">Project</text:span><text:span text:style-name="T178"> </text:span><text:span text:style-name="T155">[…</text:span><text:span text:style-name="T156">]</text:span><text:span text:style-name="T178"> </text:span><text:span text:style-name="T170">Properties</text:span><text:span text:style-name="T178"> </text:span><text:span text:style-name="T155">[…</text:span><text:span text:style-name="T156">]</text:span><text:span text:style-name="T178"> </text:span><text:span text:style-name="T170">Java Build Path</text:span><text:span text:style-name="T178"> </text:span><text:span text:style-name="T155">[…</text:span><text:span text:style-name="T156">]</text:span><text:span text:style-name="T178"> t</text:span><text:span text:style-name="T181">o the</text:span><text:span text:style-name="T178"> </text:span><text:span text:style-name="T170">Libraries</text:span><text:span text:style-name="T178"> </text:span><text:span text:style-name="T181">tab,</text:span><text:span text:style-name="T178"> </text:span><text:span text:style-name="T155">[…</text:span><text:span text:style-name="T156">] </text:span><text:span text:style-name="T178">select the </text:span><text:span text:style-name="T4">system library</text:span><text:span text:style-name="T178"> node, </text:span><text:span text:style-name="T155">[…</text:span><text:span text:style-name="T156">] </text:span><text:span text:style-name="T178">hit </text:span><text:span text:style-name="T170">Edit</text:span><text:span text:style-name="T178"> </text:span><text:span text:style-name="T155">[…</text:span><text:span text:style-name="T156">] </text:span><text:span text:style-name="T178">and select </text:span><text:span text:style-name="T180">a</text:span><text:span text:style-name="T178"> </text:span><text:span text:style-name="T170">JavaSE-1.8</text:span><text:span text:style-name="T192"> </text:span><text:span text:style-name="T193">execution environment</text:span><text:span text:style-name="T178">. </text:span><text:span text:style-name="T31">Alternatively, you c</text:span><text:span text:style-name="T41">an</text:span><text:span text:style-name="T31"> stick with the older system library and, in the project properties for the </text:span><text:span text:style-name="T56">Java Compiler</text:span><text:span text:style-name="T31">, set the </text:span><text:span text:style-name="T56">Compiler compliance level</text:span><text:span text:style-name="T31"> to </text:span><text:span text:style-name="T107">1.8</text:span><text:span text:style-name="T31">. But if you are already using a Java 8 VM to run your code, it makes more sense to completely update your project to Java 8, doesn't it?</text:span></text:p>
      <text:p text:style-name="P31"><text:span text:style-name="T177"/></text:p>
      <text:p text:style-name="P31"><text:span text:style-name="T177"/></text:p>
      <text:p text:style-name="P33"><text:span text:style-name="T162">### </text:span><text:span text:style-name="T163">General</text:span><text:span text:style-name="T164"> </text:span><text:span text:style-name="T166">(</text:span><text:span text:style-name="T167">1</text:span><text:span text:style-name="T166">)</text:span><text:span text:style-name="T165"> </text:span><text:span text:style-name="T162">###</text:span></text:p>
      <text:p text:style-name="P19"/>
      <text:p text:style-name="P8">There are <text:span text:style-name="T2">two</text:span> nice general improvements for <text:span text:style-name="T2">text-based editors</text:span>:</text:p>
      <text:p text:style-name="P34"><text:span text:style-name="T10"/></text:p>
      <text:p text:style-name="P35"><text:span text:style-name="T15">In </text:span><text:span text:style-name="T13">text editor</text:span><text:span text:style-name="T15">s, t</text:span><text:span text:style-name="T13">he </text:span><text:span text:style-name="T95">find and replace</text:span><text:span text:style-name="T13"> dialog became an </text:span><text:span text:style-name="T95">overlay</text:span><text:span text:style-name="T13"> in the upper </text:span><text:span text:style-name="T15">right</text:span><text:span text:style-name="T13"> corner, </text:span><text:span text:style-name="T31">which provides the </text:span><text:span text:style-name="T107">same functionality</text:span><text:span text:style-name="T31"> </text:span><text:span text:style-name="T38">as</text:span><text:span text:style-name="T31"> the former dialog but takes up </text:span><text:span text:style-name="T107">less space</text:span><text:span text:style-name="T31">:</text:span></text:p>
      <text:list text:style-name="L1">
        <text:list-item>
          <text:p text:style-name="P51"><text:span text:style-name="T28">Hit</text:span><text:span text:style-name="T17"> </text:span><text:span text:style-name="T117">Ctrl+F</text:span><text:span text:style-name="T16"> to open it,</text:span><text:span text:style-name="T60"> </text:span><text:span text:style-name="T155">[…</text:span><text:span text:style-name="T156">]</text:span></text:p>
        </text:list-item>
        <text:list-item>
          <text:p text:style-name="P52"><text:span text:style-name="T61">the </text:span><text:span text:style-name="T85">options</text:span><text:span text:style-name="T61"> are shown </text:span><text:span text:style-name="T85">as</text:span><text:span text:style-name="T61"> small </text:span><text:span text:style-name="T85">icons</text:span><text:span text:style-name="T61"> to the right </text:span><text:span text:style-name="T31">of the input field</text:span><text:span text:style-name="T61">; </text:span><text:span text:style-name="T85">hover</text:span><text:span text:style-name="T61"> them to get their meaning and their shortcuts.</text:span><text:span text:style-name="T60"> </text:span><text:span text:style-name="T155">[…</text:span><text:span text:style-name="T156">]</text:span></text:p>
        </text:list-item>
        <text:list-item>
          <text:p text:style-name="P53"><text:span text:style-name="T17">For </text:span><text:span text:style-name="T118">replacing</text:span><text:span text:style-name="T17">, expand the overlay by h</text:span><text:span text:style-name="T16">it</text:span><text:span text:style-name="T17">ting</text:span><text:span text:style-name="T16"> </text:span><text:span text:style-name="T117">Ctrl+R</text:span><text:span text:style-name="T16"> </text:span><text:span text:style-name="T17">or the button to the left</text:span><text:span text:style-name="T14">.</text:span><text:span text:style-name="T60"> </text:span><text:span text:style-name="T155">[…</text:span><text:span text:style-name="T156">]</text:span></text:p>
        </text:list-item>
        <text:list-item>
          <text:p text:style-name="P52"><text:span text:style-name="T28">Hit</text:span><text:span text:style-name="T17"> </text:span><text:span text:style-name="T118">Esc</text:span><text:span text:style-name="T17"> to close the overlay again</text:span><text:span text:style-name="T14">.</text:span></text:p>
        </text:list-item>
      </text:list>
      <text:p text:style-name="P36"><text:span text:style-name="T10">You can </text:span><text:span text:style-name="T115">switch to the </text:span><text:span text:style-name="T128">former</text:span><text:span text:style-name="T115"> dialog</text:span><text:span text:style-name="T10"> or move the find/replace </text:span><text:span text:style-name="T115">overlay to the bottom</text:span><text:span text:style-name="T10"> in the </text:span><text:span text:style-name="T115">preferences</text:span><text:span text:style-name="T10"> </text:span><text:span text:style-name="T155">[…</text:span><text:span text:style-name="T156">]</text:span><text:span text:style-name="T10"> </text:span><text:span text:style-name="T44">General</text:span><text:span text:style-name="T10"> </text:span><text:span text:style-name="T155">[…</text:span><text:span text:style-name="T156">]</text:span><text:span text:style-name="T10"> </text:span><text:span text:style-name="T44">Editors</text:span><text:span text:style-name="T10"> </text:span><text:span text:style-name="T155">[…</text:span><text:span text:style-name="T156">]</text:span><text:span text:style-name="T10"> </text:span><text:span text:style-name="T44">Text Editors</text:span><text:span text:style-name="T57">,</text:span><text:span text:style-name="T10"> </text:span><text:span text:style-name="T155">[…</text:span><text:span text:style-name="T156">]</text:span><text:span text:style-name="T10"> by disabling the checkbox </text:span><text:span text:style-name="T44">Use find/replace overlay</text:span><text:span text:style-name="T10"> </text:span><text:span text:style-name="T155">[…</text:span><text:span text:style-name="T156">]</text:span><text:span text:style-name="T10"> or by additionally ticking </text:span><text:span text:style-name="T44">Display find/replace overlay at bottom of editor</text:span><text:span text:style-name="T10">.</text:span></text:p>
      <text:p text:style-name="P32"><text:span text:style-name="T14"/></text:p>
      <text:p text:style-name="P47"><text:span text:style-name="T31">The </text:span><text:span text:style-name="T107">second</text:span><text:span text:style-name="T31"> nice text editor improvement</text:span><text:span text:style-name="T18"> is </text:span><text:span text:style-name="T95">sticky scrolling</text:span><text:span text:style-name="T18"> which is </text:span><text:span text:style-name="T119">disabled by default</text:span><text:span text:style-name="T18">. When enabled, it helps you to keep track of a nested structure by </text:span><text:span text:style-name="T119">pinning </text:span><text:span text:style-name="T18">the</text:span><text:span text:style-name="T119"> lines</text:span><text:span text:style-name="T18"> that are</text:span><text:span text:style-name="T119"> indented less</text:span><text:span text:style-name="T18"> </text:span><text:span text:style-name="T119">at the top</text:span><text:span text:style-name="T18">. </text:span><text:span text:style-name="T107">Sticky scrolling</text:span><text:span text:style-name="T31"> is </text:span><text:span text:style-name="T107">based solely on indentation</text:span><text:span text:style-name="T31">, so it works with </text:span><text:span text:style-name="T107">all kinds of languages</text:span><text:span text:style-name="T31"> and formats </text:span><text:span text:style-name="T37">and </text:span><text:span text:style-name="T111">even for plain text</text:span><text:span text:style-name="T37"> as you can see here. </text:span><text:span text:style-name="T157">[…</text:span><text:span text:style-name="T158">]</text:span><text:span text:style-name="T37"> On the other hand, this </text:span><text:span text:style-name="T111">might</text:span><text:span text:style-name="T37"> also lead to the </text:span><text:span text:style-name="T111">wrong lines being pinned</text:span><text:span text:style-name="T37">, for example </text:span><text:span text:style-name="T39">a </text:span><text:span text:style-name="T37">commented-out </text:span><text:span text:style-name="T39">line of </text:span><text:span text:style-name="T37">code </text:span><text:span text:style-name="T40">which is not </text:span><text:span text:style-name="T37">indented.</text:span></text:p>
      <text:p text:style-name="P40"><text:span text:style-name="T14"/></text:p>
      <text:p text:style-name="P37"><text:span text:style-name="T14"/></text:p>
      <text:p text:style-name="P17"><text:span text:style-name="T147">### </text:span><text:span text:style-name="T148">J</text:span><text:span text:style-name="T149">ava</text:span><text:span text:style-name="T154"> </text:span><text:span text:style-name="T168">(</text:span><text:span text:style-name="T169">2</text:span><text:span text:style-name="T168">)</text:span><text:span text:style-name="T150"> </text:span><text:span text:style-name="T151"><text:s/></text:span><text:span text:style-name="T147">###</text:span></text:p>
      <text:p text:style-name="P20"/>
      <text:p text:style-name="P9"><text:span text:style-name="T2">Two</text:span> existing <text:span text:style-name="T2">clean-up</text:span> functions have been <text:span text:style-name="T2">improved</text:span> to cover more cases.</text:p>
      <text:p text:style-name="P5"/>
      <text:p text:style-name="P41"><text:span text:style-name="T20">In </text:span><text:span text:style-name="T46">Source</text:span><text:span text:style-name="T20"> </text:span><text:span text:style-name="T155">[…</text:span><text:span text:style-name="T156">]</text:span><text:span text:style-name="T20"> </text:span><text:span text:style-name="T46">Clean </text:span><text:span text:style-name="T53">U</text:span><text:span text:style-name="T46">p</text:span><text:span text:style-name="T20">, </text:span><text:span text:style-name="T155">[…</text:span><text:span text:style-name="T156">]</text:span><text:span text:style-name="T20"> </text:span><text:span text:style-name="T21">in the </text:span><text:span text:style-name="T46">Clean </text:span><text:span text:style-name="T47">U</text:span><text:span text:style-name="T46">ps</text:span><text:span text:style-name="T122"> </text:span><text:span text:style-name="T120">dialog</text:span><text:span text:style-name="T21">, </text:span><text:span text:style-name="T155">[…</text:span><text:span text:style-name="T156">]</text:span><text:span text:style-name="T20"> </text:span><text:span text:style-name="T21">in the </text:span><text:span text:style-name="T120">tab</text:span><text:span text:style-name="T21"> </text:span><text:span text:style-name="T45">Code Style</text:span><text:span text:style-name="T19">, </text:span><text:span text:style-name="T21">the </text:span><text:span text:style-name="T54">Convert if/else if/else chain with 3 blocks min to switch</text:span><text:span text:style-name="T19"> </text:span><text:span text:style-name="T21">w</text:span><text:span text:style-name="T19">orks now also </text:span><text:span text:style-name="T121">for Strings</text:span><text:span text:style-name="T19"> and </text:span><text:span text:style-name="T129">for </text:span><text:span text:style-name="T45">enums</text:span><text:span text:style-name="T19">.</text:span></text:p>
      <text:p text:style-name="P41"><text:span text:style-name="T19"/></text:p>
      <text:p text:style-name="P41"><text:span text:style-name="T19">A</text:span><text:span text:style-name="T21">nd in the </text:span><text:span text:style-name="T45">Java Features</text:span><text:span text:style-name="T121"> </text:span><text:span text:style-name="T120">tab</text:span><text:span text:style-name="T21">, </text:span><text:span text:style-name="T155">[…</text:span><text:span text:style-name="T156">]</text:span><text:span text:style-name="T21"> </text:span><text:span text:style-name="T121">Java 15</text:span><text:span text:style-name="T19"> </text:span><text:span text:style-name="T155">[…</text:span><text:span text:style-name="T156">]</text:span><text:span text:style-name="T20"> </text:span><text:span text:style-name="T21">the </text:span><text:span text:style-name="T54">Convert String concatenation to Text Block</text:span><text:span text:style-name="T19"> </text:span><text:span text:style-name="T21">with the option</text:span><text:span text:style-name="T19"> </text:span><text:span text:style-name="T54">Include StringBuffer or StringBuilder concatenations</text:span><text:span text:style-name="T19"> </text:span><text:span text:style-name="T21">will now also be applied </text:span><text:span text:style-name="T120">even without</text:span><text:span text:style-name="T21"> a</text:span><text:span text:style-name="T19"> final </text:span><text:span text:style-name="T45">toString</text:span><text:span text:style-name="T19"> </text:span><text:span text:style-name="T21">call </text:span><text:span text:style-name="T19">on the </text:span><text:span text:style-name="T58">StringBuffer/StringBuilder</text:span><text:span text:style-name="T19"> </text:span><text:span text:style-name="T21">object.</text:span></text:p>
      <text:p text:style-name="P45"><text:span text:style-name="T14"/></text:p>
      <text:p text:style-name="P45"><text:span text:style-name="T14"/></text:p>
      <text:p text:style-name="P17"><text:span text:style-name="T147">### </text:span><text:span text:style-name="T153">General</text:span><text:span text:style-name="T154"> </text:span><text:span text:style-name="T168">(</text:span><text:span text:style-name="T169">2</text:span><text:span text:style-name="T168">)</text:span><text:span text:style-name="T151"> </text:span><text:span text:style-name="T147">###</text:span></text:p>
      <text:p text:style-name="P22"/>
      <text:p text:style-name="P45"><text:span text:style-name="T37">When </text:span><text:span text:style-name="T111">debugging</text:span><text:span text:style-name="T37">,</text:span><text:span text:style-name="T25"> the </text:span><text:span text:style-name="T54">Inspect</text:span><text:span text:style-name="T94"> pop-up</text:span><text:span text:style-name="T19"> </text:span><text:span text:style-name="T25">can now be </text:span><text:span text:style-name="T94">pinned</text:span><text:span text:style-name="T19">. </text:span><text:span text:style-name="T23">With that you </text:span><text:span text:style-name="T25">can </text:span><text:span text:style-name="T125">compare</text:span><text:span text:style-name="T25"> the same expression or similar expressions from </text:span><text:span text:style-name="T125">different applications</text:span><text:span text:style-name="T25">, from </text:span><text:span text:style-name="T125">different launches</text:span><text:span text:style-name="T25">, from </text:span><text:span text:style-name="T125">different threads</text:span><text:span text:style-name="T25">, or </text:span><text:span text:style-name="T37">– as you can see here –</text:span><text:span text:style-name="T25"> at </text:span><text:span text:style-name="T125">different times</text:span><text:span text:style-name="T25">.</text:span></text:p>
      <text:p text:style-name="P10">The new ability to pin Inspect pop-ups is a general improvement, also available for languages other than Java.</text:p>
      <text:p text:style-name="P7"/>
      <text:p text:style-name="P46"><text:span text:style-name="T37">Speaking of general platform improvements,</text:span><text:span text:style-name="T26"> you may want to take a look for yourself</text:span><text:span text:style-name="T29"> </text:span><text:span text:style-name="T26">at the </text:span><text:span text:style-name="T126">modernized light theme</text:span><text:span text:style-name="T26"> that is currently being worked on. It can be enabled in the </text:span><text:span text:style-name="T126">preferences</text:span><text:span text:style-name="T26"> </text:span><text:span text:style-name="T155">[…</text:span><text:span text:style-name="T156">]</text:span><text:span text:style-name="T26"> </text:span><text:span text:style-name="T51">General</text:span><text:span text:style-name="T26"> </text:span><text:span text:style-name="T155">[…</text:span><text:span text:style-name="T156">]</text:span><text:span text:style-name="T26"> </text:span><text:span text:style-name="T51">Appearance</text:span><text:span text:style-name="T26"> </text:span><text:span text:style-name="T155">[…</text:span><text:span text:style-name="T156">]</text:span><text:span text:style-name="T26"> by switching to the </text:span><text:span text:style-name="T54">Light (Preview)</text:span><text:span text:style-name="T94"> theme</text:span><text:span text:style-name="T26">. </text:span></text:p>
      <text:p text:style-name="P50"><text:span text:style-name="T19">There have also been minor changes to the </text:span><text:span text:style-name="T127">default</text:span><text:span text:style-name="T121"> light theme</text:span><text:span text:style-name="T19">. For example, the </text:span><text:span text:style-name="T121">colored line</text:span><text:span text:style-name="T19"> that indicates an </text:span><text:span text:style-name="T121">active editor or active view</text:span><text:span text:style-name="T19"> has become slightly </text:span><text:span text:style-name="T121">thinner</text:span><text:span text:style-name="T19">. </text:span><text:span text:style-name="T37">That looks better, doesn't it?</text:span></text:p>
      <text:p text:style-name="P37"><text:span text:style-name="T19"/></text:p>
      <text:p text:style-name="P37"><text:span text:style-name="T19"/></text:p>
      <text:p text:style-name="P14"><text:span text:style-name="T147">### </text:span><text:span text:style-name="T152">Maven</text:span><text:span text:style-name="T150"> </text:span><text:span text:style-name="T151"><text:s/></text:span><text:span text:style-name="T147">###</text:span></text:p>
      <text:p text:style-name="P20"/>
      <text:p text:style-name="P9">Maven tooling has been improved as well.</text:p>
      <text:p text:style-name="P6"/>
      <text:p text:style-name="P44"><text:span text:style-name="T22">When a new </text:span><text:span text:style-name="T123">J</text:span><text:span text:style-name="T124">U</text:span><text:span text:style-name="T123">nit</text:span><text:span text:style-name="T23"> </text:span><text:span text:style-name="T24">or</text:span><text:span text:style-name="T22"> </text:span><text:span text:style-name="T23">TestNG </text:span><text:span text:style-name="T123">launch configurations</text:span><text:span text:style-name="T23"> </text:span><text:span text:style-name="T30">are</text:span><text:span text:style-name="T23"> created, </text:span><text:span text:style-name="T22">the </text:span><text:span text:style-name="T95">Maven surefire</text:span><text:span text:style-name="T23"> plugin </text:span><text:span text:style-name="T95">configuration</text:span><text:span text:style-name="T23"> </text:span><text:span text:style-name="T27">will now</text:span><text:span text:style-name="T23"> be </text:span><text:span text:style-name="T123">considered</text:span><text:span text:style-name="T23">:</text:span><text:span text:style-name="T21"> </text:span><text:span text:style-name="T155">[…</text:span><text:span text:style-name="T156">]</text:span></text:p>
      <text:list text:continue-numbering="true" text:style-name="L1">
        <text:list-item>
          <text:p text:style-name="P54"><text:span text:style-name="T48">environmentVariables</text:span><text:span text:style-name="T62"> – </text:span><text:span text:style-name="T68">which can be found in the launch configuration in the </text:span><text:span text:style-name="T50">E</text:span><text:span text:style-name="T48">nvironment</text:span><text:span text:style-name="T62"> </text:span><text:span text:style-name="T86">tab</text:span><text:span text:style-name="T68">,</text:span><text:span text:style-name="T69"> </text:span><text:span text:style-name="T155">[…</text:span><text:span text:style-name="T156">]</text:span></text:p>
        </text:list-item>
        <text:list-item>
          <text:p text:style-name="P54"><text:span text:style-name="T48">systemPropertyVariables</text:span><text:span text:style-name="T62"> – </text:span><text:span text:style-name="T75">for one or more</text:span><text:span text:style-name="T68"> Java properties,</text:span><text:span text:style-name="T69"> </text:span><text:span text:style-name="T155">[…</text:span><text:span text:style-name="T156">]</text:span></text:p>
        </text:list-item>
        <text:list-item>
          <text:p text:style-name="P54"><text:span text:style-name="T63">the </text:span><text:span text:style-name="T48">enableAssertions</text:span><text:span text:style-name="T62"> </text:span><text:span text:style-name="T63">flag, </text:span><text:span text:style-name="T74">which</text:span><text:span text:style-name="T63"> is by default true, </text:span><text:span text:style-name="T74">can be set to false</text:span><text:span text:style-name="T68">,</text:span><text:span text:style-name="T69"> </text:span><text:span text:style-name="T155">[…</text:span><text:span text:style-name="T156">]</text:span></text:p>
        </text:list-item>
        <text:list-item>
          <text:p text:style-name="P54"><text:span text:style-name="T48">argLine</text:span><text:span text:style-name="T62"> – </text:span><text:span text:style-name="T68">which are</text:span><text:span text:style-name="T62"> </text:span><text:span text:style-name="T68">passed to the launch configuration as </text:span><text:span text:style-name="T88">VM arguments</text:span><text:span text:style-name="T68">,</text:span><text:span text:style-name="T69"> </text:span><text:span text:style-name="T155">[…</text:span><text:span text:style-name="T156">]</text:span></text:p>
        </text:list-item>
        <text:list-item>
          <text:p text:style-name="P54"><text:span text:style-name="T74">and the</text:span><text:span text:style-name="T63"> </text:span><text:span text:style-name="T48">workingDirectory</text:span><text:span text:style-name="T62"> </text:span><text:span text:style-name="T74">used </text:span><text:span text:style-name="T76">when running</text:span><text:span text:style-name="T74"> the tests</text:span><text:span text:style-name="T68">.</text:span><text:span text:style-name="T69"> </text:span><text:span text:style-name="T155">[…</text:span><text:span text:style-name="T156">]</text:span></text:p>
        </text:list-item>
      </text:list>
      <text:p text:style-name="P39"><text:span text:style-name="T62">After editing </text:span><text:span text:style-name="T76">the Maven surefire configuration</text:span><text:span text:style-name="T62">, you need </text:span><text:span text:style-name="T78">to </text:span><text:span text:style-name="T62">manually run </text:span><text:span text:style-name="T48">Maven</text:span><text:span text:style-name="T62"> </text:span><text:span text:style-name="T155">[…</text:span><text:span text:style-name="T156">]</text:span><text:span text:style-name="T62"> </text:span><text:span text:style-name="T48">Update Project</text:span><text:span text:style-name="T62"> in order to </text:span><text:span text:style-name="T87">update</text:span><text:span text:style-name="T62"> </text:span><text:span text:style-name="T70">your</text:span><text:span text:style-name="T62"> </text:span><text:span text:style-name="T87">existing</text:span><text:span text:style-name="T62"> JUnit or TestNG </text:span><text:span text:style-name="T87">launch configurations</text:span><text:span text:style-name="T62">.</text:span></text:p>
      <text:p text:style-name="P6"/>
      <text:p text:style-name="P9">And by the way, the <text:span text:style-name="T2">embedded Maven</text:span> has been updated from 3.9.7 to <text:span text:style-name="T191">the latest version</text:span> <text:span text:style-name="T2">3.9.9</text:span>.</text:p>
      <text:p text:style-name="P37"><text:span text:style-name="T19"/></text:p>
      <text:p text:style-name="P3"/>
      <text:p text:style-name="P38"><text:span text:style-name="T159">### </text:span><text:span text:style-name="T161">Web</text:span><text:span text:style-name="T160"> </text:span><text:span text:style-name="T159">###</text:span></text:p>
      <text:p text:style-name="P21"/>
      <text:p text:style-name="P15"><text:span text:style-name="T182">Support for the </text:span><text:span text:style-name="T3">latest web technologies</text:span><text:span text:style-name="T183"> is</text:span><text:span text:style-name="T184"> </text:span><text:span text:style-name="T185">built </text:span><text:span text:style-name="T182">in</text:span><text:span text:style-name="T185">to</text:span><text:span text:style-name="T182"> the </text:span><text:span text:style-name="T172">Eclipse </text:span><text:span text:style-name="T171">IDE</text:span><text:span text:style-name="T172"> for </text:span><text:span text:style-name="T171">Enterprise Java</text:span><text:span text:style-name="T172"> and </text:span><text:span text:style-name="T171">Web Developers</text:span><text:span text:style-name="T182">, which in other IDE packages can be </text:span><text:span text:style-name="T190">also </text:span><text:span text:style-name="T182">obtained by installing </text:span><text:span text:style-name="T172">Eclipse </text:span><text:span text:style-name="T171">Wild Web Developer</text:span><text:span text:style-name="T182">, as done here.</text:span></text:p>
      <text:p text:style-name="P16"/>
      <text:p text:style-name="P42"><text:span text:style-name="T5">TypeScript</text:span><text:span text:style-name="T173"> </text:span><text:span text:style-name="T186">is supported up to </text:span><text:span text:style-name="T187">version </text:span><text:span text:style-name="T5">5.</text:span><text:span text:style-name="T6">5</text:span><text:span text:style-name="T188"> </text:span><text:span text:style-name="T189">now.</text:span></text:p>
      <text:p text:style-name="P42"/>
      <text:p text:style-name="P43"><text:span text:style-name="T67">T</text:span><text:span text:style-name="T64">he</text:span><text:span text:style-name="T59"> </text:span><text:span text:style-name="T49">JavaS</text:span><text:span text:style-name="T44">c</text:span><text:span text:style-name="T49">ript</text:span><text:span text:style-name="T65"> </text:span><text:span text:style-name="T59">and </text:span><text:span text:style-name="T49">TypeScript</text:span><text:span text:style-name="T65"> </text:span><text:span text:style-name="T66">tooling </text:span><text:span text:style-name="T71">is</text:span><text:span text:style-name="T67"> based on the same language server</text:span><text:span text:style-name="T59"> </text:span><text:span text:style-name="T67">that has</text:span><text:span text:style-name="T59"> been </text:span><text:span text:style-name="T84">improved</text:span><text:span text:style-name="T65"> </text:span><text:span text:style-name="T67">as well, for example: </text:span><text:span text:style-name="T155">[…</text:span><text:span text:style-name="T156">]</text:span></text:p>
      <text:list text:style-name="L2">
        <text:list-item>
          <text:p text:style-name="P55"><text:span text:style-name="T79">in </text:span><text:span text:style-name="T55">TypeScript</text:span><text:span text:style-name="T79">,</text:span><text:span text:style-name="T72"> control flow analysis </text:span><text:span text:style-name="T89">narrows</text:span><text:span text:style-name="T72"> </text:span><text:span text:style-name="T73">down </text:span><text:span text:style-name="T72">the </text:span><text:span text:style-name="T89">type</text:span><text:span text:style-name="T72"> of something that is </text:span><text:span text:style-name="T89">referenced </text:span><text:span text:style-name="T90">by</text:span><text:span text:style-name="T89"> a key</text:span><text:span text:style-name="T72"> </text:span><text:span text:style-name="T82">if</text:span><text:span text:style-name="T80"> both the object and the key are </text:span><text:span text:style-name="T93">effectively constant</text:span><text:span text:style-name="T72">. </text:span><text:span text:style-name="T77">This</text:span><text:span text:style-name="T72"> </text:span><text:span text:style-name="T89">avoids</text:span><text:span text:style-name="T72"> showing an </text:span><text:span text:style-name="T89">error where there is none</text:span><text:span text:style-name="T72">. </text:span><text:span text:style-name="T155">[…</text:span><text:span text:style-name="T156">]</text:span><text:span text:style-name="T72"> </text:span><text:span text:style-name="T73">This also applies to </text:span><text:span text:style-name="T52">JavaScript</text:span><text:span text:style-name="T72">.</text:span><text:span text:style-name="T65"> </text:span><text:span text:style-name="T155">[…</text:span><text:span text:style-name="T156">]</text:span></text:p>
        </text:list-item>
        <text:list-item>
          <text:p text:style-name="P56"><text:span text:style-name="T79">and last but not least</text:span><text:span text:style-name="T190"> </text:span><text:span text:style-name="T91">syntax checking </text:span><text:span text:style-name="T92">for r</text:span><text:span text:style-name="T91">egular expression</text:span><text:span text:style-name="T64"> </text:span><text:span text:style-name="T73">in </text:span><text:span text:style-name="T52">JavaScript</text:span><text:span text:style-name="T65"> </text:span><text:span text:style-name="T155">[…</text:span><text:span text:style-name="T156">]</text:span><text:span text:style-name="T73"> as well as in </text:span><text:span text:style-name="T52">TypeScript</text:span><text:span text:style-name="T64">. </text:span><text:span text:style-name="T81">That’s </text:span><text:span text:style-name="T83">cool</text:span><text:span text:style-name="T79">, isn’t it?</text:span></text:p>
        </text:list-item>
      </text:list>
      <text:p text:style-name="P4"/>
      <text:p text:style-name="P2"/>
      <text:p text:style-name="P25">### Outro ###</text:p>
      <text:p text:style-name="P24"/>
      <text:p text:style-name="P29"><text:span text:style-name="T137">These were some of the </text:span><text:span text:style-name="T133">Java </text:span><text:span text:style-name="T134">IDE</text:span><text:span text:style-name="T137"> improvements </text:span><text:span text:style-name="T136">of the </text:span><text:span text:style-name="T130">quarterly </text:span><text:span text:style-name="T11">Rolling</text:span><text:span text:style-name="T12"> Release </text:span><text:span text:style-name="T106">September</text:span><text:span text:style-name="T96"> 202</text:span><text:span text:style-name="T102">4</text:span><text:span text:style-name="T137">.</text:span></text:p>
      <text:p text:style-name="P1"/>
      <text:p text:style-name="P13"><text:span text:style-name="T7">Thank</text:span><text:span text:style-name="T8">s</text:span><text:span text:style-name="T7"> for watching and happy coding!</text:span></text:p>
      <text:p text:style-name="P28"/>
      <text:p text:style-name="P28"/>
      <text:p text:style-name="P28">___</text:p>
      <text:p text:style-name="P27">Pronunciations:</text:p>
      <text:list text:style-name="L3">
        <text:list-item>
          <text:p text:style-name="P57">Git <text:tab/>/ɡɪt/</text:p>
        </text:list-item>
        <text:list-item>
          <text:p text:style-name="P57">YAML <text:tab/>/ˈjæməl/</text:p>
        </text:list-item>
        <text:list-item>
          <text:p text:style-name="P57">Vue.js <text:tab/>"view" J 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andard_20__28_WW_29_" style:display-name="Standard (WW)" style:family="paragraph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14T08:46:58.207000000</meta:creation-date>
    <dc:date>2024-09-09T10:57:41.261000000</dc:date>
    <meta:editing-duration>P7DT14H34M49S</meta:editing-duration>
    <meta:editing-cycles>985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47" meta:word-count="961" meta:character-count="5557" meta:non-whitespace-character-count="4646"/>
    <meta:user-defined meta:name="DocumentEncoding">utf-8</meta:user-defined>
    <meta:user-defined meta:name="HTML" meta:value-type="boolean">true</meta:user-defined>
  </office:meta>
</office:document-meta>
</file>